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st_Digit_deltas" table:style-name="ta1">
        <table:shapes>
          <draw:frame draw:z-index="0" draw:style-name="gr1" draw:text-style-name="P1" svg:width="53.161cm" svg:height="8.999cm" svg:x="5.38cm" svg:y="1.27cm">
            <draw:object draw:notify-on-update-of-ranges="1st_Digit_deltas.B2:1st_Digit_deltas.B2 1st_Digit_deltas.B3:1st_Digit_deltas.B147 1st_Digit_deltas.C2:1st_Digit_deltas.C2 1st_Digit_deltas.C3:1st_Digit_deltas.C14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Ball Num</text:p>
          </table:table-cell>
          <table:table-cell table:style-name="ce2" office:value-type="string" calcext:value-type="string">
            <text:p>delta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16:14:13.891992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1T16:54:02.900727002</dc:date>
    <meta:editing-duration>PT56M28S</meta:editing-duration>
    <meta:editing-cycles>3</meta:editing-cycles>
    <meta:generator>LibreOffice/6.4.7.2$Linux_X86_64 LibreOffice_project/40$Build-2</meta:generator>
    <meta:document-statistic meta:table-count="1" meta:cell-count="15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3.162cm" svg:height="9cm" xlink:href=".." xlink:type="simple" chart:class="chart:line" chart:style-name="ch1">
        <chart:legend chart:legend-position="end" svg:x="50.416cm" svg:y="3.952cm" style:legend-expansion="high" chart:style-name="ch2"/>
        <chart:plot-area chart:style-name="ch3" table:cell-range-address="1st_Digit_deltas.B2:1st_Digit_deltas.C147" chart:data-source-has-labels="row" svg:x="1.063cm" svg:y="0.18cm" svg:width="48.29cm" svg:height="8.64cm">
          <chartooo:coordinate-region svg:x="1.87cm" svg:y="0.301cm" svg:width="47.34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st_Digit_deltas.B3:1st_Digit_deltas.B147" chart:label-cell-address="1st_Digit_deltas.B2:1st_Digit_deltas.B2" chart:class="chart:line">
            <chart:data-point chart:repeated="145"/>
          </chart:series>
          <chart:series chart:style-name="ch7" chart:values-cell-range-address="1st_Digit_deltas.C3:1st_Digit_deltas.C147" chart:label-cell-address="1st_Digit_deltas.C2:1st_Digit_deltas.C2" chart:class="chart:line">
            <chart:data-point chart:repeated="1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ll Num</text:p>
                <draw:g>
                  <svg:desc>1st_Digit_deltas.B2:1st_Digit_deltas.B2</svg:desc>
                </draw:g>
              </table:table-cell>
              <table:table-cell office:value-type="string">
                <text:p>deltas</text:p>
                <draw:g>
                  <svg:desc>1st_Digit_deltas.C2:1st_Digit_deltas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1st_Digit_deltas.B3:1st_Digit_deltas.B147</svg:desc>
                </draw:g>
              </table:table-cell>
              <table:table-cell office:value-type="float" office:value="9">
                <text:p>9</text:p>
                <draw:g>
                  <svg:desc>1st_Digit_deltas.C3:1st_Digit_deltas.C1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